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1016" calcext:value-type="float">
            <text:p>19.0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9228" calcext:value-type="float">
            <text:p>18.96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1292" calcext:value-type="float">
            <text:p>19.48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11" calcext:value-type="float">
            <text:p>20.2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046" calcext:value-type="float">
            <text:p>18.92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9876" calcext:value-type="float">
            <text:p>18.81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744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